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s:</text:p>
      <text:list xml:id="list1810254399" text:style-name="L1">
        <text:list-header>
          <text:p text:style-name="P1"/>
        </text:list-header>
        <text:list-item>
          <text:p text:style-name="P1">Should the Date of Birth for students and staff members be composite?</text:p>
        </text:list-item>
        <text:list-item>
          <text:p text:style-name="P1">How many rooms are in a Residence Hall and does each residence hall have varying number of rooms?</text:p>
        </text:list-item>
        <text:list-item>
          <text:p text:style-name="P1">Should the names of all persons involved by composite?</text:p>
        </text:list-item>
        <text:list-item>
          <text:p text:style-name="P1">Should the addresses of Residence Halls and Apartments be composite?</text:p>
        </text:list-item>
      </text:list>
      <text:p text:style-name="Standard"/>
      <text:p text:style-name="Standard"/>
      <text:p text:style-name="Standard"/>
      <text:p text:style-name="Standard"/>
      <text:p text:style-name="Standard">Disagreements:</text:p>
      <text:list xml:id="list662107501" text:style-name="L2">
        <text:list-item>
          <text:p text:style-name="P2">James thought Next-of-Kin should be its own entity, whereas Danny thought otherwise. <text:s/>We all agreed it would be more appropriate to make next-of-kin an attribute of Student.</text:p>
        </text:list-item>
        <text:list-item>
          <text:p text:style-name="P2">There was general confusion over whether the relationships between Lease, Invoice, Student and Rented Residence should be defined as “identifying relationship” based on existence constraints. <text:s/>After review of the textbook, we realized that the existence constraint of these entities in relation to the others was conveyed through the “total participation constraint.”</text:p>
        </text:list-item>
        <text:list-item>
          <text:p text:style-name="P2">We were not sure about where to place the cardinality of categories of an entity in which each category has differing cardinality.</text:p>
        </text:list-item>
        <text:list-item>
          <text:p text:style-name="P2">Several of us thought that Inspection should be an entity of its own right, but in the end we decided that it should be treated as attributes of the “inspects” relationship between the Staff Member and Apartment entity.</text:p>
        </text:list-item>
        <text:list-item>
          <text:p text:style-name="P2">We had a discussion at great length over what the team name should be. <text:s/>Half of the group was determined to name the group “The Queries” until Danny came up with the name “The Primary Keys” which was universally liked and was ultimately chosen as our n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004479461 </meta:initial-creator>
    <meta:creation-date>2013-10-03T10:45:53</meta:creation-date>
    <meta:document-statistic meta:table-count="0" meta:image-count="0" meta:object-count="0" meta:page-count="1" meta:paragraph-count="11" meta:word-count="245" meta:character-count="1475" meta:non-whitespace-character-count="1247"/>
    <dc:date>2013-10-03T12:35:11</dc:date>
    <dc:creator>004479461 </dc:creator>
    <meta:editing-duration>PT1M50S</meta:editing-duration>
    <meta:editing-cycles>1</meta:editing-cycles>
    <meta:generator>LibreOffice/3.4$Unix LibreOffice_project/340m1$Build-502</meta:generator>
  </office:meta>
</office:document-meta>
</file>